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8.6cm" fo:margin-left="-1.18cm" table:align="left"/>
    </style:style>
    <style:style style:name="Table1.A" style:family="table-column">
      <style:table-column-properties style:column-width="0.9cm"/>
    </style:style>
    <style:style style:name="Table1.B" style:family="table-column">
      <style:table-column-properties style:column-width="7.197cm"/>
    </style:style>
    <style:style style:name="Table1.C" style:family="table-column">
      <style:table-column-properties style:column-width="5.847cm"/>
    </style:style>
    <style:style style:name="Table1.D" style:family="table-column">
      <style:table-column-properties style:column-width="4.65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4.872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1.84cm"/>
    </style:style>
    <style:style style:name="Table1.6" style:family="table-row">
      <style:table-row-properties style:min-row-height="3.616cm"/>
    </style:style>
    <style:style style:name="P1" style:family="paragraph" style:parent-style-name="Table_20_Contents">
      <style:paragraph-properties fo:text-align="start" style:justify-single-word="false"/>
      <style:text-properties style:font-name="Cantarell" fo:font-size="14pt" style:font-size-asian="12.25pt" style:font-size-complex="14pt"/>
    </style:style>
    <style:style style:name="P2" style:family="paragraph" style:parent-style-name="Table_20_Contents">
      <style:paragraph-properties fo:text-align="start" style:justify-single-word="false"/>
      <style:text-properties style:font-name="Cantarell" fo:font-size="14pt" officeooo:rsid="00284e21" officeooo:paragraph-rsid="00284e21" style:font-size-asian="12.25pt" style:font-size-complex="14pt"/>
    </style:style>
    <style:style style:name="P3" style:family="paragraph" style:parent-style-name="Table_20_Contents">
      <style:paragraph-properties fo:text-align="start" style:justify-single-word="false"/>
      <style:text-properties style:font-name="Cantarell" fo:font-size="14pt" officeooo:rsid="002dc2a0" officeooo:paragraph-rsid="002dc2a0" style:font-size-asian="12.25pt" style:font-size-complex="14pt"/>
    </style:style>
    <style:style style:name="P4" style:family="paragraph" style:parent-style-name="Table_20_Contents">
      <style:paragraph-properties fo:text-align="start" style:justify-single-word="false"/>
      <style:text-properties style:font-name="Cantarell" fo:font-size="12pt" officeooo:rsid="0029bf69" officeooo:paragraph-rsid="0029bf69" style:font-size-asian="10.5pt" style:font-size-complex="12pt"/>
    </style:style>
    <style:style style:name="P5" style:family="paragraph" style:parent-style-name="Table_20_Contents">
      <style:paragraph-properties fo:text-align="start" style:justify-single-word="false"/>
      <style:text-properties style:font-name="Cantarell" fo:font-size="12pt" officeooo:rsid="0029bf69" officeooo:paragraph-rsid="0029bf69" style:font-size-asian="12pt" style:font-size-complex="12pt"/>
    </style:style>
    <style:style style:name="P6" style:family="paragraph" style:parent-style-name="Table_20_Contents">
      <style:paragraph-properties fo:text-align="start" style:justify-single-word="false"/>
      <style:text-properties style:font-name="Cantarell" fo:font-size="12pt" officeooo:rsid="0029bf69" officeooo:paragraph-rsid="002dc2a0" style:font-size-asian="12pt" style:font-size-complex="12pt"/>
    </style:style>
    <style:style style:name="P7" style:family="paragraph" style:parent-style-name="Table_20_Contents">
      <style:paragraph-properties fo:text-align="start" style:justify-single-word="false"/>
      <style:text-properties style:font-name="Cantarell" fo:font-size="12pt" officeooo:rsid="002d3261" officeooo:paragraph-rsid="002d3261" style:font-size-asian="12pt" style:font-size-complex="12pt"/>
    </style:style>
    <style:style style:name="P8" style:family="paragraph" style:parent-style-name="Table_20_Contents">
      <style:paragraph-properties fo:text-align="start" style:justify-single-word="false"/>
      <style:text-properties style:font-name="Cantarell" fo:font-size="12pt" officeooo:rsid="002dc2a0" officeooo:paragraph-rsid="002dc2a0" style:font-size-asian="12pt" style:font-size-complex="12pt"/>
    </style:style>
    <style:style style:name="P9" style:family="paragraph" style:parent-style-name="Table_20_Contents">
      <style:paragraph-properties fo:text-align="start" style:justify-single-word="false"/>
      <style:text-properties style:font-name="Cantarell" fo:font-size="10pt" officeooo:rsid="002d3261" officeooo:paragraph-rsid="002d3261" style:font-size-asian="10pt" style:font-size-complex="10pt"/>
    </style:style>
    <style:style style:name="P10" style:family="paragraph" style:parent-style-name="Table_20_Contents">
      <style:paragraph-properties fo:text-align="start" style:justify-single-word="false"/>
      <style:text-properties style:font-name="Cantarell" fo:font-size="10.5pt" officeooo:rsid="002d3261" officeooo:paragraph-rsid="002d3261" style:font-size-asian="10.5pt" style:font-size-complex="10.5pt"/>
    </style:style>
    <style:style style:name="P11" style:family="paragraph" style:parent-style-name="Table_20_Contents">
      <style:paragraph-properties fo:text-align="start" style:justify-single-word="false"/>
      <style:text-properties style:font-name="Cantarell" fo:font-size="10.5pt" officeooo:rsid="002dc2a0" officeooo:paragraph-rsid="002dc2a0" style:font-size-asian="10.5pt" style:font-size-complex="10.5pt"/>
    </style:style>
    <style:style style:name="P12" style:family="paragraph" style:parent-style-name="Table_20_Contents">
      <style:paragraph-properties fo:text-align="start" style:justify-single-word="false"/>
      <style:text-properties style:font-name="Cantarell" fo:font-size="10.5pt" officeooo:rsid="002dc2a0" officeooo:paragraph-rsid="002dc2a0" style:font-size-asian="9.14999961853027pt" style:font-size-complex="10.5pt"/>
    </style:style>
    <style:style style:name="P13"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officeooo:rsid="0012c59d" officeooo:paragraph-rsid="001b98b0"/>
    </style:style>
    <style:style style:name="P14"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officeooo:rsid="0012c59d" officeooo:paragraph-rsid="00236de9"/>
    </style:style>
    <style:style style:name="P15" style:family="paragraph" style:parent-style-name="List_20_Paragraph">
      <style:paragraph-properties fo:margin-left="0cm" fo:margin-right="0cm" fo:text-align="start" style:justify-single-word="false" fo:text-indent="0cm" style:auto-text-indent="false"/>
      <style:text-properties fo:font-size="14pt" officeooo:rsid="0012c59d" officeooo:paragraph-rsid="0015d178" style:font-size-asian="12.25pt" style:font-size-complex="14pt"/>
    </style:style>
    <style:style style:name="P16" style:family="paragraph" style:parent-style-name="List_20_Paragraph" style:list-style-name="WWNum1">
      <style:paragraph-properties fo:margin-left="0cm" fo:margin-right="0cm" fo:text-align="start" style:justify-single-word="false" fo:text-indent="0cm" style:auto-text-indent="false"/>
      <style:text-properties fo:color="#ff3333" fo:font-size="14pt" fo:font-style="italic" style:text-underline-style="solid" style:text-underline-width="auto" style:text-underline-color="font-color" fo:font-weight="bold" officeooo:rsid="0012c59d" officeooo:paragraph-rsid="0015d178" style:font-size-asian="12.25pt" style:font-style-asian="italic" style:font-weight-asian="bold" style:font-size-complex="14pt" style:font-style-complex="italic" style:font-weight-complex="bold"/>
    </style:style>
    <style:style style:name="P17" style:family="paragraph" style:parent-style-name="List_20_Paragraph" style:list-style-name="WWNum1">
      <style:paragraph-properties fo:margin-left="0cm" fo:margin-right="0cm" fo:text-align="start" style:justify-single-word="false" fo:text-indent="0cm" style:auto-text-indent="false"/>
      <style:text-properties fo:color="#000000" fo:font-size="14pt" fo:font-style="italic" style:text-underline-style="solid" style:text-underline-width="auto" style:text-underline-color="font-color" fo:font-weight="bold" officeooo:rsid="0012c59d" officeooo:paragraph-rsid="0015d178" style:font-size-asian="12.25pt" style:font-style-asian="italic" style:font-weight-asian="bold" style:font-size-complex="14pt" style:font-style-complex="italic" style:font-weight-complex="bold"/>
    </style:style>
    <style:style style:name="P18"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fo:font-size="14pt" fo:font-style="normal" style:text-underline-style="none" fo:font-weight="normal" officeooo:rsid="0015d178" officeooo:paragraph-rsid="0015d178" style:font-size-asian="12.25pt" style:font-style-asian="normal" style:font-weight-asian="normal" style:font-size-complex="14pt" style:font-style-complex="normal" style:font-weight-complex="normal"/>
    </style:style>
    <style:style style:name="P19"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fo:font-size="14pt" fo:font-style="normal" style:text-underline-style="none" fo:font-weight="normal" officeooo:rsid="00166cab" officeooo:paragraph-rsid="00166cab" style:font-size-asian="12.25pt" style:font-style-asian="normal" style:font-weight-asian="normal" style:font-size-complex="14pt" style:font-style-complex="normal" style:font-weight-complex="normal"/>
    </style:style>
    <style:style style:name="P20"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66cab" officeooo:paragraph-rsid="00166cab" style:font-size-asian="12.25pt" style:font-style-asian="normal" style:font-weight-asian="normal" style:font-size-complex="14pt" style:font-style-complex="normal" style:font-weight-complex="normal"/>
    </style:style>
    <style:style style:name="P21"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66cab" officeooo:paragraph-rsid="00178470" style:font-size-asian="12.25pt" style:font-style-asian="normal" style:font-weight-asian="normal" style:font-size-complex="14pt" style:font-style-complex="normal" style:font-weight-complex="normal"/>
    </style:style>
    <style:style style:name="P22"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7c968" officeooo:paragraph-rsid="0019adfe" style:font-size-asian="12.25pt" style:font-style-asian="normal" style:font-weight-asian="normal" style:font-size-complex="14pt" style:font-style-complex="normal" style:font-weight-complex="normal"/>
    </style:style>
    <style:style style:name="P23"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2c59d" officeooo:paragraph-rsid="0019adfe" style:font-size-asian="12.25pt" style:font-style-asian="normal" style:font-weight-asian="normal" style:font-size-complex="14pt" style:font-style-complex="normal" style:font-weight-complex="normal"/>
    </style:style>
    <style:style style:name="P24"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2c59d" officeooo:paragraph-rsid="001b98b0" style:font-size-asian="12.25pt" style:font-style-asian="normal" style:font-weight-asian="normal" style:font-size-complex="14pt" style:font-style-complex="normal" style:font-weight-complex="normal"/>
    </style:style>
    <style:style style:name="P25"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2c59d" officeooo:paragraph-rsid="001d24b4" style:font-size-asian="12.25pt" style:font-style-asian="normal" style:font-weight-asian="normal" style:font-size-complex="14pt" style:font-style-complex="normal" style:font-weight-complex="normal"/>
    </style:style>
    <style:style style:name="P26"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2c59d" officeooo:paragraph-rsid="00214a95" style:font-size-asian="12.25pt" style:font-style-asian="normal" style:font-weight-asian="normal" style:font-size-complex="14pt" style:font-style-complex="normal" style:font-weight-complex="normal"/>
    </style:style>
    <style:style style:name="P27"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2c59d" officeooo:paragraph-rsid="00236de9" style:font-size-asian="12.25pt" style:font-style-asian="normal" style:font-weight-asian="normal" style:font-size-complex="14pt" style:font-style-complex="normal" style:font-weight-complex="normal"/>
    </style:style>
    <style:style style:name="P28"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2e075" officeooo:paragraph-rsid="001b98b0" style:font-size-asian="12.25pt" style:font-style-asian="normal" style:font-weight-asian="normal" style:font-size-complex="14pt" style:font-style-complex="normal" style:font-weight-complex="normal"/>
    </style:style>
    <style:style style:name="P29"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2e075" officeooo:paragraph-rsid="00236de9" style:font-size-asian="12.25pt" style:font-style-asian="normal" style:font-weight-asian="normal" style:font-size-complex="14pt" style:font-style-complex="normal" style:font-weight-complex="normal"/>
    </style:style>
    <style:style style:name="P30"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d24b4" officeooo:paragraph-rsid="001d24b4" style:font-size-asian="12.25pt" style:font-style-asian="normal" style:font-weight-asian="normal" style:font-size-complex="14pt" style:font-style-complex="normal" style:font-weight-complex="normal"/>
    </style:style>
    <style:style style:name="P31"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eb61a" officeooo:paragraph-rsid="001eb61a" style:font-size-asian="12.25pt" style:font-style-asian="normal" style:font-weight-asian="normal" style:font-size-complex="14pt" style:font-style-complex="normal" style:font-weight-complex="normal"/>
    </style:style>
    <style:style style:name="P32"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eb61a" officeooo:paragraph-rsid="00200b95" style:font-size-asian="12.25pt" style:font-style-asian="normal" style:font-weight-asian="normal" style:font-size-complex="14pt" style:font-style-complex="normal" style:font-weight-complex="normal"/>
    </style:style>
    <style:style style:name="P33"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00b95" officeooo:paragraph-rsid="00214a95" style:font-size-asian="12.25pt" style:font-style-asian="normal" style:font-weight-asian="normal" style:font-size-complex="14pt" style:font-style-complex="normal" style:font-weight-complex="normal"/>
    </style:style>
    <style:style style:name="P34"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020d8" officeooo:paragraph-rsid="00200b95" style:font-size-asian="12.25pt" style:font-style-asian="normal" style:font-weight-asian="normal" style:font-size-complex="14pt" style:font-style-complex="normal" style:font-weight-complex="normal"/>
    </style:style>
    <style:style style:name="P35"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020d8" officeooo:paragraph-rsid="00214a95" style:font-size-asian="12.25pt" style:font-style-asian="normal" style:font-weight-asian="normal" style:font-size-complex="14pt" style:font-style-complex="normal" style:font-weight-complex="normal"/>
    </style:style>
    <style:style style:name="P36"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14a95" officeooo:paragraph-rsid="00214a95" style:font-size-asian="12.25pt" style:font-style-asian="normal" style:font-weight-asian="normal" style:font-size-complex="14pt" style:font-style-complex="normal" style:font-weight-complex="normal"/>
    </style:style>
    <style:style style:name="P37"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14a95" officeooo:paragraph-rsid="00236de9" style:font-size-asian="12.25pt" style:font-style-asian="normal" style:font-weight-asian="normal" style:font-size-complex="14pt" style:font-style-complex="normal" style:font-weight-complex="normal"/>
    </style:style>
    <style:style style:name="P38"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25eb1" officeooo:paragraph-rsid="00225eb1" style:font-size-asian="12.25pt" style:font-style-asian="normal" style:font-weight-asian="normal" style:font-size-complex="14pt" style:font-style-complex="normal" style:font-weight-complex="normal"/>
    </style:style>
    <style:style style:name="P39"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36de9" officeooo:paragraph-rsid="00236de9" style:font-size-asian="12.25pt" style:font-style-asian="normal" style:font-weight-asian="normal" style:font-size-complex="14pt" style:font-style-complex="normal" style:font-weight-complex="normal"/>
    </style:style>
    <style:style style:name="P40"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486ba" officeooo:paragraph-rsid="00253fc6" style:font-size-asian="12.25pt" style:font-style-asian="normal" style:font-weight-asian="normal" style:font-size-complex="14pt" style:font-style-complex="normal" style:font-weight-complex="normal"/>
    </style:style>
    <style:style style:name="P41"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486ba" officeooo:paragraph-rsid="0027094e" style:font-size-asian="12.25pt" style:font-style-asian="normal" style:font-weight-asian="normal" style:font-size-complex="14pt" style:font-style-complex="normal" style:font-weight-complex="normal"/>
    </style:style>
    <style:style style:name="P42"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486ba" officeooo:paragraph-rsid="0029d259" style:font-size-asian="12.25pt" style:font-style-asian="normal" style:font-weight-asian="normal" style:font-size-complex="14pt" style:font-style-complex="normal" style:font-weight-complex="normal"/>
    </style:style>
    <style:style style:name="P43"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1486ba" officeooo:paragraph-rsid="002b28ec" style:font-size-asian="12.25pt" style:font-style-asian="normal" style:font-weight-asian="normal" style:font-size-complex="14pt" style:font-style-complex="normal" style:font-weight-complex="normal"/>
    </style:style>
    <style:style style:name="P44"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53fc6" officeooo:paragraph-rsid="00253fc6" style:font-size-asian="12.25pt" style:font-style-asian="normal" style:font-weight-asian="normal" style:font-size-complex="14pt" style:font-style-complex="normal" style:font-weight-complex="normal"/>
    </style:style>
    <style:style style:name="P45"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53fc6" officeooo:paragraph-rsid="0027094e" style:font-size-asian="12.25pt" style:font-style-asian="normal" style:font-weight-asian="normal" style:font-size-complex="14pt" style:font-style-complex="normal" style:font-weight-complex="normal"/>
    </style:style>
    <style:style style:name="P46"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7094e" officeooo:paragraph-rsid="0027094e" style:font-size-asian="12.25pt" style:font-style-asian="normal" style:font-weight-asian="normal" style:font-size-complex="14pt" style:font-style-complex="normal" style:font-weight-complex="normal"/>
    </style:style>
    <style:style style:name="P47"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9cf3b" officeooo:paragraph-rsid="0029cf3b" style:font-size-asian="12.25pt" style:font-style-asian="normal" style:font-weight-asian="normal" style:font-size-complex="14pt" style:font-style-complex="normal" style:font-weight-complex="normal"/>
    </style:style>
    <style:style style:name="P48"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9d259" officeooo:paragraph-rsid="0029d259" style:font-size-asian="12.25pt" style:font-style-asian="normal" style:font-weight-asian="normal" style:font-size-complex="14pt" style:font-style-complex="normal" style:font-weight-complex="normal"/>
    </style:style>
    <style:style style:name="P49"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fo:color="#000000" style:font-name="Cantarell" fo:font-size="14pt" fo:font-style="normal" style:text-underline-style="none" fo:font-weight="normal" officeooo:rsid="002b28ec" officeooo:paragraph-rsid="002b28ec" style:font-size-asian="12.25pt" style:font-style-asian="normal" style:font-weight-asian="normal" style:font-size-complex="14pt" style:font-style-complex="normal" style:font-weight-complex="normal"/>
    </style:style>
    <style:style style:name="P50" style:family="paragraph" style:parent-style-name="List_20_Paragraph">
      <style:paragraph-properties fo:margin-left="0cm" fo:margin-right="0cm" fo:text-align="start" style:justify-single-word="false" fo:text-indent="0cm" style:auto-text-indent="false">
        <style:tab-stops>
          <style:tab-stop style:position="0.582cm"/>
          <style:tab-stop style:position="2.54cm"/>
          <style:tab-stop style:position="2.752cm"/>
        </style:tab-stops>
      </style:paragraph-properties>
      <style:text-properties officeooo:rsid="00214a95" officeooo:paragraph-rsid="00214a95"/>
    </style:style>
    <style:style style:name="P51" style:family="paragraph" style:parent-style-name="Table_20_Heading">
      <style:text-properties style:font-name="Cantarell" fo:font-size="14pt" officeooo:rsid="00284e21" officeooo:paragraph-rsid="00284e21" style:font-size-asian="12.25pt" style:font-size-complex="14pt"/>
    </style:style>
    <style:style style:name="T1" style:family="text">
      <style:text-properties officeooo:rsid="0012e075"/>
    </style:style>
    <style:style style:name="T2" style:family="text">
      <style:text-properties officeooo:rsid="0018c696"/>
    </style:style>
    <style:style style:name="T3" style:family="text">
      <style:text-properties fo:color="#000000" style:font-name="Cantarell" fo:font-size="14pt" fo:font-style="normal" style:text-underline-style="none" fo:font-weight="normal" style:font-size-asian="12.25pt" style:font-style-asian="normal" style:font-weight-asian="normal" style:font-size-complex="14pt" style:font-style-complex="normal" style:font-weight-complex="normal"/>
    </style:style>
    <style:style style:name="T4" style:family="text">
      <style:text-properties fo:color="#000000" style:font-name="Cantarell" fo:font-size="14pt" fo:font-style="normal" style:text-underline-style="none" fo:font-weight="normal" officeooo:rsid="0012e075" style:font-size-asian="12.25pt" style:font-style-asian="normal" style:font-weight-asian="normal" style:font-size-complex="14pt" style:font-style-complex="normal" style:font-weight-complex="normal"/>
    </style:style>
    <style:style style:name="T5" style:family="text">
      <style:text-properties fo:color="#000000" style:font-name="Cantarell" fo:font-size="14pt" fo:font-style="normal" style:text-underline-style="none" fo:font-weight="normal" officeooo:rsid="0014a865" style:font-size-asian="12.25pt" style:font-style-asian="normal" style:font-weight-asian="normal" style:font-size-complex="14pt" style:font-style-complex="normal" style:font-weight-complex="normal"/>
    </style:style>
    <style:style style:name="T6" style:family="text">
      <style:text-properties fo:color="#000000" style:font-name="Cantarell" fo:font-size="14pt" fo:font-style="normal" style:text-underline-style="none" fo:font-weight="normal" officeooo:rsid="001b98b0" style:font-size-asian="12.25pt" style:font-style-asian="normal" style:font-weight-asian="normal" style:font-size-complex="14pt" style:font-style-complex="normal" style:font-weight-complex="normal"/>
    </style:style>
    <style:style style:name="T7" style:family="text">
      <style:text-properties officeooo:rsid="0012c59d"/>
    </style:style>
    <style:style style:name="T8" style:family="text">
      <style:text-properties officeooo:rsid="0014a865"/>
    </style:style>
    <style:style style:name="T9" style:family="text">
      <style:text-properties style:text-underline-style="solid" style:text-underline-width="auto" style:text-underline-color="font-color" officeooo:rsid="0012c59d"/>
    </style:style>
    <style:style style:name="T10" style:family="text">
      <style:text-properties officeooo:rsid="0019adfe"/>
    </style:style>
    <style:style style:name="T11" style:family="text">
      <style:text-properties officeooo:rsid="001b98b0"/>
    </style:style>
    <style:style style:name="T12" style:family="text">
      <style:text-properties officeooo:rsid="001d24b4"/>
    </style:style>
    <style:style style:name="T13" style:family="text">
      <style:text-properties officeooo:rsid="00200b95"/>
    </style:style>
    <style:style style:name="T14" style:family="text">
      <style:text-properties style:font-name="Cantarell"/>
    </style:style>
    <style:style style:name="T15" style:family="text">
      <style:text-properties style:font-name="Cantarell" officeooo:rsid="0012c59d"/>
    </style:style>
    <style:style style:name="T16" style:family="text">
      <style:text-properties officeooo:rsid="00236de9"/>
    </style:style>
    <style:style style:name="T17" style:family="text">
      <style:text-properties officeooo:rsid="001486ba"/>
    </style:style>
    <style:style style:name="T18" style:family="text">
      <style:text-properties officeooo:rsid="00253fc6"/>
    </style:style>
    <style:style style:name="T19" style:family="text">
      <style:text-properties officeooo:rsid="0027094e"/>
    </style:style>
    <style:style style:name="T20" style:family="text">
      <style:text-properties officeooo:rsid="0029d259"/>
    </style:style>
    <style:style style:name="T21" style:family="text">
      <style:text-properties officeooo:rsid="00167b19"/>
    </style:style>
    <style:style style:name="T22" style:family="text">
      <style:text-properties officeooo:rsid="002b28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list xml:id="list5947389574417231057" text:style-name="WWNum1">
        <text:list-item>
          <text:list>
            <text:list-header>
              <text:p text:style-name="P16">I . <text:span text:style-name="T1">ROSys : </text:span>Ek Spesifikasyon (Supplementary <text:span text:style-name="T2">S</text:span>pecification)</text:p>
              <text:p text:style-name="P17"/>
            </text:list-header>
          </text:list>
        </text:list-item>
      </text:list>
      <text:p text:style-name="P18"><text:s text:c="8"/><text:span text:style-name="T9">Giriş (Introduction)</text:span></text:p>
      <text:p text:style-name="P18"><text:span text:style-name="T9"/></text:p>
      <text:p text:style-name="P19"><text:span text:style-name="T14"><text:s/>Use Case’ lerin k</text:span><text:span text:style-name="T15">ullanımı <text:s/>yeterli değil</text:span><text:span text:style-name="T14">dir </text:span><text:span text:style-name="T15">. Başka </text:span><text:span text:style-name="T14">gereksinim</text:span><text:span text:style-name="T15"> d</text:span><text:span text:style-name="T14">e</text:span><text:span text:style-name="T15"> vardır:</text:span></text:p>
      <text:p text:style-name="P20">b<text:span text:style-name="T7">elgelendirme, ambalajlama, desteklenebilirlik, lisans</text:span>lama<text:span text:style-name="T7">, vb.</text:span></text:p>
      <text:p text:style-name="P21"><text:span text:style-name="T7">Bunlar Ek Spesifikasyonda ele geçirilmektedir. Ve bu ikinci raporumuzun <text:s/>birinci bölümünün amacı, ayrıntılı bir Ek Spesifikasyon sunmak değildir . Temel amacı, use case <text:s/>gereksinimlerini analiz etmek ve <text:s/>nesneye dayali analizi kullanmak.</text:span></text:p>
      <text:p text:style-name="P22">Bu nedenle, daha önceki ve gelecekteki çalışmalar arasında bağlantılar kurmak, kayda değer konuları vurgulamak ve çabucak ilerlemek için yalnızca <text:span text:style-name="T10">ek spesifikasyonun </text:span>bazı kısıml<text:span text:style-name="T10">ar</text:span>ı<text:span text:style-name="T10">na</text:span> değinilmiştir. <text:span text:style-name="T10">Bu ilk bölüm, use case’lerinde yakalanmayan tüm ROSys gereksinimlerinin deposudur.</text:span></text:p>
      <text:p text:style-name="P22"/>
      <text:p text:style-name="P26"><text:s text:c="16"/>1. <text:span text:style-name="T1">ROSys Nitelikleri (Quality Attributes)</text:span></text:p>
      <text:p text:style-name="P27"><text:s text:c="19"/></text:p>
      <text:p text:style-name="P27"><text:span text:style-name="T10"><text:s text:c="27"/>a</text:span> . <text:s/><text:span text:style-name="T8">İşlevsellik (Functionality)</text:span></text:p>
      <text:p text:style-name="P25"/>
      <text:p text:style-name="P25"><text:span text:style-name="T12"><text:s text:c="6"/>ROSys’e tüm girişler ve <text:s/>hataları kalıcı depolamaya geçecek.</text:span></text:p>
      <text:p text:style-name="P30"><text:s/>Birkaç kullanım durumunun çeşitli senaryo noktalarında (tanımlanacak), <text:s text:c="4"/>sistemin işlevselliğini o noktada veya olayda yürütülen keyfi kurallar kümesiyle özelleştirme yeteneğini destekleyecek .</text:p>
      <text:p text:style-name="P30">ROSys kullanımı kullanıcı kimlik doğrulaması gerektirecek.</text:p>
      <text:p text:style-name="P30"/>
      <text:p text:style-name="P27"><text:s text:c="26"/></text:p>
      <text:p text:style-name="P27"/>
      <text:p text:style-name="P27"/>
      <text:p text:style-name="P27"/>
      <text:p text:style-name="P27"><text:s text:c="29"/><text:span text:style-name="T11">b. Kullanılabilirlik (Usability)</text:span></text:p>
      <text:p text:style-name="P24"/>
      <text:p text:style-name="P31">Müşteri, tüm menülerin küçük bir monitör ekranını görebilecektir. Dolayısıyla:</text:p>
      <text:p text:style-name="P31"><text:s text:c="8"/>• Metin 1 metreden kolayca görülebilir olmalıdır.</text:p>
      <text:p text:style-name="P32"><text:s text:c="8"/>• <text:span text:style-name="T13">M</text:span>onitör ekranı <text:span text:style-name="T13">renkleri</text:span> <text:span text:style-name="T13">r</text:span>enk körlüğünün <text:s/>ile ilişkili renkler <text:s text:c="3"/>olmamasıdır.</text:p>
      <text:p text:style-name="P33">Müşterilerin hızlı bir şekilde yemek istedikleri için ROSys'in hızlı, kolay ve hatasız işleme tabi tutulması gerekir.</text:p>
      <text:p text:style-name="P33">Yoksa sipariş deneyimini daha az olumlu olarak algılarlar.</text:p>
      <text:p text:style-name="P35">Kasiyer genellikle müşteriye bakar, bilgisayar ekranını değil. Bu nedenle, sinyaller ve uyarılar yalnızca grafiklerden ziyade sesle iletilmelidir.</text:p>
      <text:p text:style-name="P24"/>
      <text:p text:style-name="P27"><text:span text:style-name="T11"><text:s text:c="39"/></text:span></text:p>
      <text:p text:style-name="P27"><text:soft-page-break/></text:p>
      <text:p text:style-name="P27"/>
      <text:p text:style-name="P27"/>
      <text:p text:style-name="P27"/>
      <text:p text:style-name="P27"/>
      <text:p text:style-name="P27"><text:span text:style-name="T11"><text:s text:c="23"/></text:span></text:p>
      <text:p text:style-name="P27"><text:span text:style-name="T11"><text:s text:c="38"/>c. </text:span><text:s/><text:span text:style-name="T11">Performans</text:span></text:p>
      <text:p text:style-name="P34"/>
      <text:p text:style-name="P50"><text:span text:style-name="T6">ROSys kullanılabilirliği altında belirtildiği gibi, müşteriler siparişleri çok hızlı bir şekilde tamamlamak istiyorlar. Potansiyel bir tıkanıklık, dış ödeme yetkisidir.</text:span></text:p>
      <text:p text:style-name="P50"><text:span text:style-name="T6">Amacımız, zamanın% 90'ından 1 dakikadan az bir sürede yetki vermektir.</text:span></text:p>
      <text:p text:style-name="P13"><text:span text:style-name="T6"/></text:p>
      <text:p text:style-name="P14"><text:span text:style-name="T6"><text:s text:c="32"/>d. </text:span><text:span text:style-name="T3"><text:s/></text:span><text:span text:style-name="T5">Güvenilirlik (</text:span><text:span text:style-name="T4">Reliability</text:span><text:span text:style-name="T5">)</text:span></text:p>
      <text:p text:style-name="P13"><text:span text:style-name="T5"/></text:p>
      <text:p text:style-name="P28"/>
      <text:p text:style-name="P36">Harici hizmetler (ödeme yetkilisi, muhasebe sistemi, ...) kullanmada başarısızlık varsa ROSys, yine de bir siparişin tamamlanması için yerel bir çözümle <text:s/>çözmeye <text:s/>çalışacaktır.</text:p>
      <text:p text:style-name="P36"/>
      <text:p text:style-name="P37"><text:span text:style-name="T8"><text:s text:c="15"/></text:span></text:p>
      <text:p text:style-name="P37"/>
      <text:p text:style-name="P37"><text:span text:style-name="T8"><text:s text:c="33"/>e. <text:s/>Desteklenebilirlik (Supportability)</text:span></text:p>
      <text:p text:style-name="P23"/>
      <text:p text:style-name="P38">Bir sipariş işlenirken farklı müşterilerin kendine özgü sipariş kuralları ve işleme ihtiyaçları vardır.Bu nedenle, senaryodaki tanımlanmış birkaç noktada (örneğin, yeni bir sipariş başlatıldığında, yeni bir sipariş eklendiğinde) takılabilir iş kuralı etkinleştirilecektir. </text:p>
      <text:p text:style-name="P39">Farklı müşteriler, kendi ihtiyaçlarına göre değişen sistem yapılandırmalarını ister.Buna ek olarak, değişen istek ve performans ihtiyaçlarını yansıtmak için bu yapılandırmaları değiştirme kabiliyetlerini arıyorlar. Bu nedenle, ROSys sistemi bu ihtiyaçları yansıtacak şekilde yapılandırılabilir olacaktır. Bu alanda daha fazla analiz yapılması gerekiyor ; <text:s/>esneklik derecesini ve bunu gerçekleştirme çabasını kapsar.</text:p>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9"/>
      <text:p text:style-name="P29"/>
      <text:p text:style-name="P29">2. <text:span text:style-name="T17">ROSys İmplementasyon Kısıtlamaları</text:span> <text:span text:style-name="T8">(</text:span> <text:span text:style-name="T17">Implementation Constraints)</text:span></text:p>
      <text:p text:style-name="P29"/>
      <text:p text:style-name="P29"><text:s text:c="12"/><text:span text:style-name="T16">ROSys geliştiricileri ekibi olarak, bir Java teknolojileri çözümü üzerinde ısrar ediyoruz , bunun öngörülmesi, geliştirme kolaylığına ek olarak uzun vadeli taşıma ve desteklenebilirliği de geliştirecektir.</text:span></text:p>
      <text:p text:style-name="P29"/>
      <text:p text:style-name="P29"/>
      <text:p text:style-name="P40"><text:span text:style-name="T18">3. <text:s/>Open Source <text:s/>Bileşenler ( </text:span>Open Source Components <text:span text:style-name="T8">)</text:span></text:p>
      <text:p text:style-name="P40"/>
      <text:p text:style-name="P40"><text:s text:c="7"/><text:span text:style-name="T18">Genel olarak, bu proje üzerinde ücretsiz Java teknolojisi açık kaynak bileşenlerinin kullanımını maksimize etmenizi öneririz.</text:span></text:p>
      <text:p text:style-name="P40"/>
      <text:p text:style-name="P44"/>
      <text:p text:style-name="P44"/>
      <text:p text:style-name="P44">4 . <text:s/><text:span text:style-name="T17">ROSys Arayüzleri ( Interfaces)</text:span></text:p>
      <text:p text:style-name="P44"><text:s text:c="13"/></text:p>
      <text:p text:style-name="P44"/>
      <text:p text:style-name="P44"><text:s text:c="11"/>a . Dikkat çeken Donanım Arayüzleri</text:p>
      <text:p text:style-name="P44"/>
      <text:p text:style-name="P44">• Dokunmatik ekran monitörü (işletim sistemi tarafından normal bir monitör <text:s/>olarak algılanır ve dokunmatik hareketler fare olayları olarak algılanır)</text:p>
      <text:p text:style-name="P44"/>
      <text:p text:style-name="P44">• Makbuz yazıcısı</text:p>
      <text:p text:style-name="P44"/>
      <text:p text:style-name="P44">• Kredi / banka kartı okuyucu</text:p>
      <text:p text:style-name="P44"/>
      <text:p text:style-name="P44"/>
      <text:p text:style-name="P45"/>
      <text:p text:style-name="P45"><text:s text:c="11"/><text:span text:style-name="T19">b . Yazılım Arayüzleri</text:span></text:p>
      <text:p text:style-name="P45"/>
      <text:p text:style-name="P46">Birçok dış işbirliği sistemi (muhasebe, envanter, ...) için, değişen sistemleri ve dolayısıyla değişen arayüzleri takabilmeliyiz. </text:p>
      <text:p text:style-name="P46"/>
      <text:p text:style-name="P46"/>
      <text:p text:style-name="P46"/>
      <text:p text:style-name="P46"/>
      <text:p text:style-name="P46"><text:soft-page-break/></text:p>
      <text:p text:style-name="P41"><text:span text:style-name="T19">5. <text:s text:c="5"/>Ticari kurallar (</text:span>Business Rules<text:span text:style-name="T8">)</text:span></text:p>
      <text:p text:style-name="P41"/>
      <text:p text:style-name="P4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1">Id</text:p>
            </table:table-cell>
            <table:table-cell table:style-name="Table1.A1" office:value-type="string">
              <text:p text:style-name="P51">Kural</text:p>
            </table:table-cell>
            <table:table-cell table:style-name="Table1.A1" office:value-type="string">
              <text:p text:style-name="P51">Değiştirilebilirlik</text:p>
            </table:table-cell>
            <table:table-cell table:style-name="Table1.D1" office:value-type="string">
              <text:p text:style-name="P51">Kaynak</text:p>
            </table:table-cell>
          </table:table-row>
        </table:table-header-rows>
        <table:table-row table:style-name="Table1.2">
          <table:table-cell table:style-name="Table1.A2" office:value-type="string">
            <text:p text:style-name="P2">1</text:p>
          </table:table-cell>
          <table:table-cell table:style-name="Table1.A2" office:value-type="string">
            <text:p text:style-name="P4">Kredi ödemeleri için imza gerekmektedir.</text:p>
          </table:table-cell>
          <table:table-cell table:style-name="Table1.A2" office:value-type="string">
            <text:p text:style-name="P9">Müşteri imzası gerekli olmaya devam edecek, ancak birkaç yıl içinde müşterilerin çoğu dijital yakalama cihazında imza yakalamayı istiyor ve birkaç yıl içinde yeni benzersiz dijital destek talebinde bulunmasını bekliyoruz</text:p>
            <text:p text:style-name="P9">Kod "imza" artık ABD yasası tarafından desteklenmektedir.</text:p>
          </table:table-cell>
          <table:table-cell table:style-name="Table1.D2" office:value-type="string">
            <text:p text:style-name="P5">Tüm kredi yetkilendirme şirketlerinin politikası.</text:p>
          </table:table-cell>
        </table:table-row>
        <table:table-row>
          <table:table-cell table:style-name="Table1.A2" office:value-type="string">
            <text:p text:style-name="P2">2</text:p>
          </table:table-cell>
          <table:table-cell table:style-name="Table1.A2" office:value-type="string">
            <text:p text:style-name="P10">Vergi kuralları.</text:p>
            <text:p text:style-name="P10">Satışlar, eklenen vergiler gerektirir. Mevcut ayrıntılar için hükümet tüzüklerine bakın.</text:p>
          </table:table-cell>
          <table:table-cell table:style-name="Table1.A2" office:value-type="string">
            <text:p text:style-name="P10">Yüksek. Vergi kanunları her yıl hükümet düzeyinde değişir.</text:p>
          </table:table-cell>
          <table:table-cell table:style-name="Table1.D2" office:value-type="string">
            <text:p text:style-name="P7">hukuk</text:p>
          </table:table-cell>
        </table:table-row>
        <table:table-row>
          <table:table-cell table:style-name="Table1.A2" office:value-type="string">
            <text:p text:style-name="P2">3</text:p>
          </table:table-cell>
          <table:table-cell table:style-name="Table1.A2" office:value-type="string">
            <text:p text:style-name="P10">Kredi ödeme ters kayıtları sadece nakit olarak değil, alıcının kredi hesabına kredi olarak ödenebilir.</text:p>
          </table:table-cell>
          <table:table-cell table:style-name="Table1.A2" office:value-type="string">
            <text:p text:style-name="P3">Düşük</text:p>
          </table:table-cell>
          <table:table-cell table:style-name="Table1.D2" office:value-type="string">
            <text:p text:style-name="P6">Tüm kredi yetkilendirme şirketlerinin politikası.</text:p>
          </table:table-cell>
        </table:table-row>
        <table:table-row table:style-name="Table1.5">
          <table:table-cell table:style-name="Table1.A2" office:value-type="string">
            <text:p text:style-name="P2">4</text:p>
          </table:table-cell>
          <table:table-cell table:style-name="Table1.A2" office:value-type="string">
            <text:p text:style-name="P11">Müşteri indirim kuralları.</text:p>
            <text:p text:style-name="P11">Örnek:</text:p>
            <text:p text:style-name="P11">Müşteri -% 10 indirim. Kıdemli% 15 indirim</text:p>
          </table:table-cell>
          <table:table-cell table:style-name="Table1.A2" office:value-type="string">
            <text:p text:style-name="P12">Yüksek.</text:p>
            <text:p text:style-name="P12">Her perakendeci farklı kurallar kullanır.</text:p>
          </table:table-cell>
          <table:table-cell table:style-name="Table1.D2" office:value-type="string">
            <text:p text:style-name="P8">Perakende politikası</text:p>
          </table:table-cell>
        </table:table-row>
        <table:table-row table:style-name="Table1.6">
          <table:table-cell table:style-name="Table1.A2" office:value-type="string">
            <text:p text:style-name="P2">5</text:p>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
      <text:p text:style-name="P41"/>
      <text:p text:style-name="P41"/>
      <text:p text:style-name="P41"/>
      <text:p text:style-name="P47"/>
      <text:p text:style-name="P47"/>
      <text:p text:style-name="P47"/>
      <text:p text:style-name="P47"/>
      <text:p text:style-name="P47"/>
      <text:p text:style-name="P47"/>
      <text:p text:style-name="P47"/>
      <text:p text:style-name="P47">6 . <text:span text:style-name="T20">Yasal Sorunlar</text:span></text:p>
      <text:p text:style-name="P47"/>
      <text:p text:style-name="P48"><text:soft-page-break/>Açık kaynak yazılımları içeren ürünlerin satışına izin vermek için lisans <text:s/>kısıtlamaları çözülebilecek olursa, bazı açık kaynak bileşenlerini önermekteyiz.</text:p>
      <text:p text:style-name="P48">Tüm vergi kuralları satış sırasında yasal olarak uygulanmalıdır.</text:p>
      <text:p text:style-name="P48"><text:s/>Bunların sık sık değişebileceğini unutmayalim.</text:p>
      <text:p text:style-name="P48"/>
      <text:p text:style-name="P48"/>
      <text:p text:style-name="P42"/>
      <text:p text:style-name="P42"/>
      <text:p text:style-name="P42"/>
      <text:p text:style-name="P42"/>
      <text:p text:style-name="P42"/>
      <text:p text:style-name="P42"/>
      <text:p text:style-name="P42"/>
      <text:p text:style-name="P42"/>
      <text:p text:style-name="P42"><text:span text:style-name="T20">7 . Fiyatlandırma ve Ödeme İşletmesi (</text:span>Pricing And Payment Handling<text:span text:style-name="T21">)</text:span></text:p>
      <text:p text:style-name="P42"/>
      <text:p text:style-name="P43"><text:s text:c="5"/><text:span text:style-name="T22">İş kuralları bölümünde açıklanan fiyatlandırma kurallarına ek olarak, siparişin ve menülerin orijinal bir maliyeti ve isteğe bağlı olarak daimi bir maliyeti olduğunu unutmayalım.</text:span></text:p>
      <text:p text:style-name="P49">Bir siparişin maliyeti (daha fazla indirime girmeden önce) kalıcı maliyettir. Kuruluşlar, muhasebe ve vergi nedenleriyle kalıcı bir maliyet olsa dahi orijinal maliyetlerini korurlar.</text:p>
      <text:p text:style-name="P49"/>
      <text:p text:style-name="P49">Elektronik kredi veya banka havalesi bir ödeme yetkilendirme servisince onaylandığında, alıcıyı değil satıcıyı ödemekten sorumludurlar.</text:p>
      <text:p text:style-name="P49">Sonuç olarak, her bir ödeme için, satıcı, alacak hesaplarından dolayı yetkilendirme servisinden para yatırmaya ihtiyaç duyar.</text:p>
      <text:p text:style-name="P49">Genellikle, yetkilendirme hizmeti, günlük toplam borç ödemeleri için satıcının hesabına elektronik para transferi yapar, hizmet ücreti başına işlem ücreti düşer.</text:p>
      <text:p text:style-name="P42"/>
      <text:p text:style-name="P42"/>
      <text:p text:style-name="P49"/>
      <text:p text:style-name="P49"/>
      <text:p text:style-name="P49"/>
      <text:p text:style-name="P49">8. <text:span text:style-name="T21">Satiş Vergisi ( Sales Tax)</text:span></text:p>
      <text:p text:style-name="P49"/>
      <text:p text:style-name="P49">Satış vergisi hesaplamaları çok karmaşık olabilir ve hükümetin her kademesinde mevzuata yanıt olarak düzenli olarak değişir.</text:p>
      <text:p text:style-name="P49">Bu nedenle, vergi hesaplamalarını üçüncü parti hesap makinesi yazılımına devretmek (bunun için birkaç tane mevcut) tavsiye edilmektedir.</text:p>
      <text:p text:style-name="P49"><text:soft-page-break/>Vergi, şehir, bölge, eyalet ve ulusal organlara bağlı olabilir.</text:p>
      <text:p text:style-name="P49">Bazı öğeler, alıcı veya hedef alıcıya (örneğin, bir çiftçi veya bir çocuk) bağlı olarak niteliksiz vergi muafiyeti veya muaf olabilir.</text:p>
      <text:p text:style-name="P42"/>
      <text:p text:style-name="P42"/>
      <text:p text:style-name="P42"/>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22:51:03.789691967</meta:creation-date>
    <dc:date>2017-03-20T02:52:40.762287522</dc:date>
    <meta:editing-duration>PT18M20S</meta:editing-duration>
    <meta:editing-cycles>2</meta:editing-cycles>
    <meta:generator>LibreOffice/5.2.5.1$Linux_X86_64 LibreOffice_project/20m0$Build-1</meta:generator>
    <meta:document-statistic meta:table-count="1" meta:image-count="0" meta:object-count="0" meta:page-count="6" meta:paragraph-count="85" meta:word-count="788" meta:character-count="6642" meta:non-whitespace-character-count="5512"/>
  </office:meta>
</office:document-meta>
</file>